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5-02-0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4-02-0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3-02-08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2-02-09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1-02-0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20-02-0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9-02-05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8-02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7-02-09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6-02-17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5-02-04 0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4-02-1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3-02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2-02-16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10-03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9-03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8-02-25 0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7-02-2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6-03-0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5-02-27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4-02-2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2004-02-2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8-02-2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7-03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6-02-28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5-02-2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3-02-1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1-03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90-02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9-02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8-02-21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7-09-1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7-03-05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6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82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75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63</text:p>
          </table:table-cell>
          <table:table-cell office:value-type="string" calcext:value-type="string">
            <text:p>1975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